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e1" style:family="table">
      <style:table-properties style:width="6.5in" fo:margin-left="-0.075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in" fo:margin-left="-0.075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5in" fo:margin-left="-0.075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6.5in" fo:margin-left="-0.075in" fo:margin-top="0in" fo:margin-bottom="0in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50%"/>
    </style:style>
    <style:style style:name="P3" style:family="paragraph" style:parent-style-name="Standard">
      <style:paragraph-properties fo:margin-top="0in" fo:margin-bottom="0in" loext:contextual-spacing="false" fo:line-height="115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top="0in" fo:margin-bottom="0in" loext:contextual-spacing="false" fo:line-height="115%"/>
      <style:text-properties style:font-name="Arial" fo:font-size="11pt" style:font-name-asian="Arial1" style:font-size-asian="11pt" style:font-name-complex="Arial1" style:font-size-complex="11pt"/>
    </style:style>
    <style:style style:name="P6" style:family="paragraph" style:parent-style-name="Standard">
      <style:paragraph-properties fo:margin-top="0in" fo:margin-bottom="0in" loext:contextual-spacing="false" fo:line-height="150%"/>
      <style:text-properties style:font-name="Arial" fo:font-size="11pt" style:font-name-asian="Arial1" style:font-size-asian="11pt" style:font-name-complex="Arial1" style:font-size-complex="11pt"/>
    </style:style>
    <style:style style:name="P7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1"/>
    </style:style>
    <style:style style:name="P8" style:family="paragraph" style:parent-style-name="Standard">
      <style:paragraph-properties fo:margin-top="0in" fo:margin-bottom="0.139in" loext:contextual-spacing="false" fo:line-height="115%"/>
    </style:style>
    <style:style style:name="P9" style:family="paragraph" style:parent-style-name="Standard">
      <style:paragraph-properties fo:margin-top="0in" fo:margin-bottom="0.139in" loext:contextual-spacing="false" fo:line-height="115%" fo:text-align="justify" style:justify-single-word="false"/>
    </style:style>
    <style:style style:name="P10" style:family="paragraph" style:parent-style-name="Standard">
      <style:paragraph-properties fo:margin-top="0in" fo:margin-bottom="0.139in" loext:contextual-spacing="false" fo:line-height="115%"/>
      <style:text-properties style:font-name="Arial" fo:font-size="11pt" style:font-name-asian="Arial1" style:font-size-asian="11pt" style:font-name-complex="Arial1" style:font-size-complex="11pt"/>
    </style:style>
    <style:style style:name="P11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style:font-name="Arial" fo:font-size="14.5pt" style:font-name-asian="Arial1" style:font-size-asian="14.5pt" style:font-name-complex="Arial1" style:font-size-complex="14.5pt"/>
    </style:style>
    <style:style style:name="T2" style:family="text">
      <style:text-properties style:font-name="Arial" fo:font-size="14.5pt" fo:font-weight="bold" style:font-name-asian="Arial1" style:font-size-asian="14.5pt" style:font-weight-asian="bold" style:font-name-complex="Arial1" style:font-size-complex="14.5pt"/>
    </style:style>
    <style:style style:name="T3" style:family="text">
      <style:text-properties style:font-name="Arial" fo:font-size="20.5pt" fo:font-weight="bold" style:font-name-asian="Arial1" style:font-size-asian="20.5pt" style:font-weight-asian="bold" style:font-name-complex="Arial1" style:font-size-complex="20.5pt"/>
    </style:style>
    <style:style style:name="T4" style:family="text">
      <style:text-properties style:font-name="Arial" fo:font-size="11pt" style:font-name-asian="Arial1" style:font-size-asian="11pt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703128 PS/2 Web Services</text:span></text:p>
      <text:p text:style-name="P3"><text:span text:style-name="T3">Project Idea</text:span></text:p>
      <text:p text:style-name="P5"/>
      <text:p text:style-name="P6"/>
      <text:p text:style-name="P2"><text:span text:style-name="T2">Team</text:span></text:p>
      <text:p text:style-name="P8"><text:span text:style-name="T4">List your team members (student name and registration number), decide a name for your team.</text:span>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4"/>
            <text:p text:style-name="P1"><text:span text:style-name="T4">Team PlaTra<text:line-break/>Pla(n) + Tra(vel)<text:line-break/><text:line-break/>Maximilian Griesser (01315361)</text:span></text:p>
            <text:p text:style-name="P1"><text:span text:style-name="T4">Patrick Mitterer (0928786)</text:span></text:p>
            <text:p text:style-name="P1"><text:span text:style-name="T4">Felix Schett (01418039)</text:span></text:p>
            <text:p text:style-name="P4"/>
          </table:table-cell>
        </table:table-row>
      </table:table>
      <text:p text:style-name="P10"><text:soft-page-break/></text:p>
      <text:p text:style-name="P2"><text:span text:style-name="T2">Description</text:span></text:p>
      <text:p text:style-name="P8"><text:span text:style-name="T4">Define shortly the high-level idea of the project and your main motivation behind it.</text:span>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1"><text:span text:style-name="T4">The Applications goal is to create a timetable with activies, places and events for your holiday, to make the planning easier.</text:span></text:p>
            <text:p text:style-name="P1"><text:span text:style-name="T4"><text:line-break/>The Users enters his holiday destiniation, arrival time and departure time. Our application will then look up possible activities, events and places and create a timetable which can be edited and stored by the user.</text:span></text:p>
            <text:p text:style-name="P4"/>
            <text:p text:style-name="P4"/>
            <text:p text:style-name="P4"/>
          </table:table-cell>
        </table:table-row>
      </table:table>
      <text:p text:style-name="P11"><text:soft-page-break/></text:p>
      <text:p text:style-name="P2"><text:span text:style-name="T2">Identified services</text:span></text:p>
      <text:p text:style-name="P8"><text:span text:style-name="T4">Enumerate the high-level services that you plan to develop or access (already existing services on the Web).</text:span>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"><text:span text:style-name="T4">TripAdvisor Content API</text:span></text:p>
            <text:p text:style-name="P1"><text:span text:style-name="T4">Google Places / Maps API</text:span></text:p>
            <text:p text:style-name="P1"><text:span text:style-name="T4">Open Weather Map API</text:span></text:p>
            <text:p text:style-name="P1"><text:span text:style-name="T4">Facebook Graph API</text:span></text:p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10"><text:soft-page-break/></text:p>
      <text:p text:style-name="P2"><text:span text:style-name="T2">Technologies</text:span></text:p>
      <text:p text:style-name="P8"><text:span text:style-name="T4">Which technologies, programming languages and IDEs do you prefer?</text:span>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1"><text:span text:style-name="T4">IDE:<text:line-break/>RubyMine</text:span></text:p>
            <text:p text:style-name="P4"/>
            <text:p text:style-name="P1"><text:span text:style-name="T4">Container:<text:line-break/>Docker</text:span></text:p>
            <text:p text:style-name="P4"/>
            <text:p text:style-name="P1"><text:span text:style-name="T4">Backend:</text:span></text:p>
            <text:p text:style-name="P1"><text:span text:style-name="T4">MySQL</text:span></text:p>
            <text:p text:style-name="P1"><text:span text:style-name="T4">Ruby on Rails</text:span></text:p>
            <text:p text:style-name="P4"/>
            <text:p text:style-name="P1"><text:span text:style-name="T4">Frontend:</text:span></text:p>
            <text:p text:style-name="P1"><text:span text:style-name="T4">React</text:span></text:p>
            <text:p text:style-name="P4"/>
            <text:p text:style-name="P4"/>
            <text:p text:style-name="P4"/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" fo:font-size="12pt" fo:language="en" fo:country="US" fo:font-style="normal" style:text-underline-style="none" fo:font-weight="normal" style:letter-kerning="true" style:font-name-asian="Times1" style:font-size-asian="12pt" style:language-asian="zh" style:country-asian="CN" style:font-style-asian="normal" style:font-weight-asian="normal" style:font-name-complex="Times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" fo:font-size="12pt" fo:language="en" fo:country="US" fo:font-style="normal" style:text-underline-style="none" fo:font-weight="normal" style:letter-kerning="true" style:font-name-asian="Times1" style:font-size-asian="12pt" style:language-asian="zh" style:country-asian="CN" style:font-style-asian="normal" style:font-weight-asian="normal" style:font-name-complex="Time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9" meta:paragraph-count="26" meta:word-count="162" meta:character-count="1038" meta:non-whitespace-character-count="900"/>
    <meta:generator>LibreOfficeDev/5.1.0.3$Linux_X86_64 LibreOffice_project/</meta:generator>
  </office:meta>
</office:document-meta>
</file>